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82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95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shapes>
          <draw:frame draw:z-index="0" draw:style-name="gr1" draw:text-style-name="P1" svg:width="17.26cm" svg:height="9.708cm" svg:x="14.302cm" svg:y="2.257cm">
            <draw:object draw:notify-on-update-of-ranges="Planilha1.F2:Planilha1.F2 Planilha1.G2:Planilha1.N2 Planilha1.F3:Planilha1.F3 Planilha1.G3:Planilha1.N3 Planilha1.F4:Planilha1.F4 Planilha1.G4:Planilha1.N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11" table:default-cell-style-name="Default"/>
        <table:table-row table:style-name="ro1">
          <table:table-cell table:number-columns-repeated="14"/>
        </table:table-row>
        <table:table-row table:style-name="ro1">
          <table:table-cell table:style-name="ce1" office:value-type="string" calcext:value-type="string">
            <text:p>Modelo 289 Patches</text:p>
          </table:table-cell>
          <table:table-cell table:style-name="ce1" office:value-type="string" calcext:value-type="string">
            <text:p>Sequencial</text:p>
          </table:table-cell>
          <table:table-cell table:style-name="ce1" office:value-type="string" calcext:value-type="string">
            <text:p>Paralelo 2</text:p>
          </table:table-cell>
          <table:table-cell table:style-name="ce1" office:value-type="string" calcext:value-type="string">
            <text:p>Paralelo 4</text:p>
          </table:table-cell>
          <table:table-cell table:style-name="ce1" office:value-type="string" calcext:value-type="string">
            <text:p>Paralelo 8</text:p>
          </table:table-cell>
          <table:table-cell/>
          <table:table-cell office:value-type="string" calcext:value-type="string">
            <text:p>1Core</text:p>
          </table:table-cell>
          <table:table-cell office:value-type="string" calcext:value-type="string">
            <text:p>2 Core</text:p>
          </table:table-cell>
          <table:table-cell/>
          <table:table-cell office:value-type="string" calcext:value-type="string">
            <text:p>4 Core</text:p>
          </table:table-cell>
          <table:table-cell table:number-columns-repeated="3"/>
          <table:table-cell office:value-type="string" calcext:value-type="string">
            <text:p>8 Core</text:p>
          </table:table-cell>
        </table:table-row>
        <table:table-row table:style-name="ro1">
          <table:table-cell office:value-type="string" calcext:value-type="string">
            <text:p>ERRO <text:s/>0</text:p>
          </table:table-cell>
          <table:table-cell table:number-columns-repeated="4" office:value-type="float" office:value="7.63492" calcext:value-type="float">
            <text:p>7,63492</text:p>
          </table:table-cell>
          <table:table-cell office:value-type="string" calcext:value-type="string">
            <text:p>Speedup</text:p>
          </table:table-cell>
          <table:table-cell table:formula="of:=[.B17]/[.B17]" office:value-type="float" office:value="1" calcext:value-type="float">
            <text:p>1</text:p>
          </table:table-cell>
          <table:table-cell table:formula="of:=[.B17]/[.C17]" office:value-type="float" office:value="0.912053087869408" calcext:value-type="float">
            <text:p>0,912053087869408</text:p>
          </table:table-cell>
          <table:table-cell/>
          <table:table-cell table:formula="of:=[.B17]/[.D17]" office:value-type="float" office:value="0.927446363901389" calcext:value-type="float">
            <text:p>0,927446363901389</text:p>
          </table:table-cell>
          <table:table-cell table:number-columns-repeated="3"/>
          <table:table-cell table:formula="of:=[.B17]/[.E17]" office:value-type="float" office:value="0.952104079729" calcext:value-type="float">
            <text:p>0,952104079729</text:p>
          </table:table-cell>
        </table:table-row>
        <table:table-row table:style-name="ro1">
          <table:table-cell office:value-type="string" calcext:value-type="string">
            <text:p>ERRO <text:s/>1</text:p>
          </table:table-cell>
          <table:table-cell table:number-columns-repeated="4" office:value-type="float" office:value="0.0822134" calcext:value-type="float">
            <text:p>0,0822134</text:p>
          </table:table-cell>
          <table:table-cell office:value-type="string" calcext:value-type="string">
            <text:p>Thread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ERRO <text:s/>2</text:p>
          </table:table-cell>
          <table:table-cell table:number-columns-repeated="2" office:value-type="float" office:value="0.0224472" calcext:value-type="float">
            <text:p>0,0224472</text:p>
          </table:table-cell>
          <table:table-cell table:number-columns-repeated="2" office:value-type="float" office:value="0.0224468" calcext:value-type="float">
            <text:p>0,0224468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float" office:value="24.0222" calcext:value-type="float">
            <text:p>24,0222</text:p>
          </table:table-cell>
          <table:table-cell office:value-type="float" office:value="25.8312" calcext:value-type="float">
            <text:p>25,8312</text:p>
          </table:table-cell>
          <table:table-cell office:value-type="float" office:value="25.1691" calcext:value-type="float">
            <text:p>25,1691</text:p>
          </table:table-cell>
          <table:table-cell office:value-type="float" office:value="24.2883" calcext:value-type="float">
            <text:p>24,2883</text:p>
          </table:table-cell>
          <table:table-cell table:number-columns-repeated="9"/>
        </table:table-row>
        <table:table-row table:style-name="ro1">
          <table:table-cell/>
          <table:table-cell office:value-type="float" office:value="24.4862" calcext:value-type="float">
            <text:p>24,4862</text:p>
          </table:table-cell>
          <table:table-cell office:value-type="float" office:value="25.9713" calcext:value-type="float">
            <text:p>25,9713</text:p>
          </table:table-cell>
          <table:table-cell office:value-type="float" office:value="25.4923" calcext:value-type="float">
            <text:p>25,4923</text:p>
          </table:table-cell>
          <table:table-cell office:value-type="float" office:value="25.6402" calcext:value-type="float">
            <text:p>25,6402</text:p>
          </table:table-cell>
          <table:table-cell table:number-columns-repeated="9"/>
        </table:table-row>
        <table:table-row table:style-name="ro1">
          <table:table-cell/>
          <table:table-cell office:value-type="float" office:value="24.0861" calcext:value-type="float">
            <text:p>24,0861</text:p>
          </table:table-cell>
          <table:table-cell office:value-type="float" office:value="26.8949" calcext:value-type="float">
            <text:p>26,8949</text:p>
          </table:table-cell>
          <table:table-cell office:value-type="float" office:value="26.8322" calcext:value-type="float">
            <text:p>26,8322</text:p>
          </table:table-cell>
          <table:table-cell office:value-type="float" office:value="25.4497" calcext:value-type="float">
            <text:p>25,4497</text:p>
          </table:table-cell>
          <table:table-cell table:number-columns-repeated="9"/>
        </table:table-row>
        <table:table-row table:style-name="ro1">
          <table:table-cell/>
          <table:table-cell office:value-type="float" office:value="23.9775" calcext:value-type="float">
            <text:p>23,9775</text:p>
          </table:table-cell>
          <table:table-cell office:value-type="float" office:value="26.7396" calcext:value-type="float">
            <text:p>26,7396</text:p>
          </table:table-cell>
          <table:table-cell office:value-type="float" office:value="27.2196" calcext:value-type="float">
            <text:p>27,2196</text:p>
          </table:table-cell>
          <table:table-cell office:value-type="float" office:value="25.6027" calcext:value-type="float">
            <text:p>25,6027</text:p>
          </table:table-cell>
          <table:table-cell table:number-columns-repeated="9"/>
        </table:table-row>
        <table:table-row table:style-name="ro1">
          <table:table-cell/>
          <table:table-cell office:value-type="float" office:value="24.1122" calcext:value-type="float">
            <text:p>24,1122</text:p>
          </table:table-cell>
          <table:table-cell office:value-type="float" office:value="26.4016" calcext:value-type="float">
            <text:p>26,4016</text:p>
          </table:table-cell>
          <table:table-cell office:value-type="float" office:value="25.8312" calcext:value-type="float">
            <text:p>25,8312</text:p>
          </table:table-cell>
          <table:table-cell office:value-type="float" office:value="25.7801" calcext:value-type="float">
            <text:p>25,7801</text:p>
          </table:table-cell>
          <table:table-cell table:number-columns-repeated="9"/>
        </table:table-row>
        <table:table-row table:style-name="ro1">
          <table:table-cell/>
          <table:table-cell office:value-type="float" office:value="24.172" calcext:value-type="float">
            <text:p>24,172</text:p>
          </table:table-cell>
          <table:table-cell office:value-type="float" office:value="26.6059" calcext:value-type="float">
            <text:p>26,6059</text:p>
          </table:table-cell>
          <table:table-cell office:value-type="float" office:value="25.9713" calcext:value-type="float">
            <text:p>25,9713</text:p>
          </table:table-cell>
          <table:table-cell office:value-type="float" office:value="26.0969" calcext:value-type="float">
            <text:p>26,0969</text:p>
          </table:table-cell>
          <table:table-cell table:number-columns-repeated="9"/>
        </table:table-row>
        <table:table-row table:style-name="ro1">
          <table:table-cell/>
          <table:table-cell office:value-type="float" office:value="24.3539" calcext:value-type="float">
            <text:p>24,3539</text:p>
          </table:table-cell>
          <table:table-cell office:value-type="float" office:value="27.0039" calcext:value-type="float">
            <text:p>27,0039</text:p>
          </table:table-cell>
          <table:table-cell office:value-type="float" office:value="26.9851" calcext:value-type="float">
            <text:p>26,9851</text:p>
          </table:table-cell>
          <table:table-cell office:value-type="float" office:value="25.5386" calcext:value-type="float">
            <text:p>25,5386</text:p>
          </table:table-cell>
          <table:table-cell table:number-columns-repeated="9"/>
        </table:table-row>
        <table:table-row table:style-name="ro1">
          <table:table-cell/>
          <table:table-cell office:value-type="float" office:value="24.414" calcext:value-type="float">
            <text:p>24,414</text:p>
          </table:table-cell>
          <table:table-cell office:value-type="float" office:value="26.8467" calcext:value-type="float">
            <text:p>26,8467</text:p>
          </table:table-cell>
          <table:table-cell office:value-type="float" office:value="25.1691" calcext:value-type="float">
            <text:p>25,1691</text:p>
          </table:table-cell>
          <table:table-cell office:value-type="float" office:value="25.3817" calcext:value-type="float">
            <text:p>25,3817</text:p>
          </table:table-cell>
          <table:table-cell table:number-columns-repeated="9"/>
        </table:table-row>
        <table:table-row table:style-name="ro1">
          <table:table-cell/>
          <table:table-cell office:value-type="float" office:value="24.2484" calcext:value-type="float">
            <text:p>24,2484</text:p>
          </table:table-cell>
          <table:table-cell office:value-type="float" office:value="26.8053" calcext:value-type="float">
            <text:p>26,8053</text:p>
          </table:table-cell>
          <table:table-cell office:value-type="float" office:value="25.4923" calcext:value-type="float">
            <text:p>25,4923</text:p>
          </table:table-cell>
          <table:table-cell office:value-type="float" office:value="25.4909" calcext:value-type="float">
            <text:p>25,4909</text:p>
          </table:table-cell>
          <table:table-cell table:number-columns-repeated="9"/>
        </table:table-row>
        <table:table-row table:style-name="ro1">
          <table:table-cell/>
          <table:table-cell office:value-type="float" office:value="24.5451" calcext:value-type="float">
            <text:p>24,5451</text:p>
          </table:table-cell>
          <table:table-cell office:value-type="float" office:value="26.6929" calcext:value-type="float">
            <text:p>26,6929</text:p>
          </table:table-cell>
          <table:table-cell office:value-type="float" office:value="27.2196" calcext:value-type="float">
            <text:p>27,2196</text:p>
          </table:table-cell>
          <table:table-cell office:value-type="float" office:value="25.3434" calcext:value-type="float">
            <text:p>25,34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édia tempo Total</text:p>
          </table:table-cell>
          <table:table-cell table:formula="of:=AVERAGE([.B7:.B16])" office:value-type="float" office:value="24.24176" calcext:value-type="float">
            <text:p>24,24176</text:p>
          </table:table-cell>
          <table:table-cell table:formula="of:=AVERAGE([.C7:.C16])" office:value-type="float" office:value="26.57933" calcext:value-type="float">
            <text:p>26,57933</text:p>
          </table:table-cell>
          <table:table-cell table:formula="of:=AVERAGE([.D7:.D16])" office:value-type="float" office:value="26.13818" calcext:value-type="float">
            <text:p>26,13818</text:p>
          </table:table-cell>
          <table:table-cell table:formula="of:=AVERAGE([.E7:.E16])" office:value-type="float" office:value="25.46125" calcext:value-type="float">
            <text:p>25,46125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7">00/00/0000</text:date>, <text:time style:data-style-name="N2" text:time-value="10:32:00.80245517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7T09:03:35.954835239</meta:creation-date>
    <dc:date>2021-01-17T12:00:05.882812453</dc:date>
    <meta:editing-duration>PT54M35S</meta:editing-duration>
    <meta:editing-cycles>7</meta:editing-cycles>
    <meta:generator>LibreOffice/6.4.6.2$Linux_X86_64 LibreOffice_project/40$Build-2</meta:generator>
    <meta:document-statistic meta:table-count="1" meta:cell-count="83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7.261cm" svg:height="9.709cm" xlink:href=".." xlink:type="simple" chart:class="chart:line" chart:style-name="ch1">
        <chart:legend chart:legend-position="end" svg:x="14.568cm" svg:y="4.306cm" style:legend-expansion="high" chart:style-name="ch2"/>
        <chart:plot-area chart:style-name="ch3" table:cell-range-address="Planilha1.F2:Planilha1.N4" chart:data-source-has-labels="both" svg:x="0.345cm" svg:y="0.194cm" svg:width="13.878cm" svg:height="9.321cm">
          <chartooo:coordinate-region svg:x="0.795cm" svg:y="0.393cm" svg:width="12.924cm" svg:height="8.475cm"/>
          <chart:axis chart:dimension="x" chart:name="primary-x" chart:style-name="ch4" chartooo:axis-type="auto">
            <chartooo:date-scale/>
            <chart:categories table:cell-range-address="Planilha1.G2:Planilha1.N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lanilha1.G3:Planilha1.N3" chart:label-cell-address="Planilha1.F3:Planilha1.F3" chart:class="chart:line">
            <chart:data-point chart:repeated="8"/>
          </chart:series>
          <chart:series chart:style-name="ch7" chart:values-cell-range-address="Planilha1.G4:Planilha1.N4" chart:label-cell-address="Planilha1.F4:Planilha1.F4" chart:class="chart:line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Core</text:p>
                <draw:g>
                  <svg:desc>Planilha1.G2:Planilha1.N2</svg:desc>
                </draw:g>
              </table:table-cell>
              <table:table-cell office:value-type="string">
                <text:p>2 Core</text:p>
              </table:table-cell>
              <table:table-cell office:value-type="string">
                <text:p/>
              </table:table-cell>
              <table:table-cell office:value-type="string">
                <text:p>4 Core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8 Core</text:p>
              </table:table-cell>
            </table:table-row>
          </table:table-header-rows>
          <table:table-rows>
            <table:table-row>
              <table:table-cell office:value-type="string">
                <text:p>Speedup</text:p>
                <draw:g>
                  <svg:desc>Planilha1.F3:Planilha1.F3</svg:desc>
                </draw:g>
              </table:table-cell>
              <table:table-cell office:value-type="float" office:value="1">
                <text:p>1</text:p>
                <draw:g>
                  <svg:desc>Planilha1.G3:Planilha1.N3</svg:desc>
                </draw:g>
              </table:table-cell>
              <table:table-cell office:value-type="float" office:value="0.912053087869408">
                <text:p>0.912053087869408</text:p>
              </table:table-cell>
              <table:table-cell office:value-type="float" office:value="NaN">
                <text:p>NaN</text:p>
              </table:table-cell>
              <table:table-cell office:value-type="float" office:value="0.927446363901389">
                <text:p>0.927446363901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52104079729">
                <text:p>0.952104079729</text:p>
              </table:table-cell>
            </table:table-row>
            <table:table-row>
              <table:table-cell office:value-type="string">
                <text:p>Threads</text:p>
                <draw:g>
                  <svg:desc>Planilha1.F4:Planilha1.F4</svg:desc>
                </draw:g>
              </table:table-cell>
              <table:table-cell office:value-type="float" office:value="1">
                <text:p>1</text:p>
                <draw:g>
                  <svg:desc>Planilha1.G4:Planilha1.N4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